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1000001490CCD28C51DEE15EF.png" manifest:media-type="image/png"/>
  <manifest:file-entry manifest:full-path="Pictures/100000000000015700000140DD8901B66D9BA8DB.png" manifest:media-type="image/png"/>
  <manifest:file-entry manifest:full-path="Pictures/100000000000015C000001512D73D70E4307E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as-char" svg:width="6.059cm" svg:height="5.874cm" draw:z-index="0"><draw:image xlink:href="Pictures/100000000000015C000001512D73D70E4307E8B6.png" xlink:type="simple" xlink:show="embed" xlink:actuate="onLoad" loext:mime-type="image/png"/></draw:frame><text:bookmark text:name="docs-internal-guid-1d057daf-7fff-fbb4-06fd-10f3f2f221b6"/><draw:frame draw:style-name="fr1" draw:name="Изображение2" text:anchor-type="as-char" svg:y="-5.662cm" svg:width="6.059cm" svg:height="5.662cm" draw:z-index="1"><draw:image xlink:href="Pictures/100000000000015700000140DD8901B66D9BA8DB.png" xlink:type="simple" xlink:show="embed" xlink:actuate="onLoad" loext:mime-type="image/png"/></draw:frame><draw:frame draw:style-name="fr1" draw:name="Изображение3" text:anchor-type="as-char" svg:y="-4.304cm" svg:width="5.689cm" svg:height="5.556cm" draw:z-index="2"><draw:image xlink:href="Pictures/1000000000000151000001490CCD28C51DEE15EF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1:23:03.951130009</meta:creation-date>
    <dc:date>2023-04-04T11:23:28.979585267</dc:date>
    <meta:editing-duration>PT25S</meta:editing-duration>
    <meta:editing-cycles>1</meta:editing-cycles>
    <meta:document-statistic meta:table-count="0" meta:image-count="3" meta:object-count="0" meta:page-count="1" meta:paragraph-count="1" meta:word-count="0" meta:character-count="0" meta:non-whitespace-character-count="0"/>
    <meta:generator>LibreOffice/6.4.7.2$Linux_X86_64 LibreOffice_project/40$Build-2</meta:generator>
  </office:meta>
</office:document-meta>
</file>